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454cm" fo:margin-left="0.019cm" fo:margin-right="-0.012cm" style:page-number="auto" table:align="margins" style:writing-mode="lr-tb"/>
    </style:style>
    <style:style style:name="Table1.A" style:family="table-column">
      <style:table-column-properties style:column-width="2.374cm" style:rel-column-width="8431*"/>
    </style:style>
    <style:style style:name="Table1.B" style:family="table-column">
      <style:table-column-properties style:column-width="4.376cm" style:rel-column-width="15541*"/>
    </style:style>
    <style:style style:name="Table1.C" style:family="table-column">
      <style:table-column-properties style:column-width="4.036cm" style:rel-column-width="14332*"/>
    </style:style>
    <style:style style:name="Table1.D" style:family="table-column">
      <style:table-column-properties style:column-width="1.425cm" style:rel-column-width="5061*"/>
    </style:style>
    <style:style style:name="Table1.E" style:family="table-column">
      <style:table-column-properties style:column-width="2.544cm" style:rel-column-width="9032*"/>
    </style:style>
    <style:style style:name="Table1.F" style:family="table-column">
      <style:table-column-properties style:column-width="3.699cm" style:rel-column-width="13138*"/>
    </style:style>
    <style:style style:name="Table1.1" style:family="table-row">
      <style:table-row-properties style:min-row-height="2.491cm" style:keep-together="false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2" style:family="table-row">
      <style:table-row-properties style:min-row-height="0.49cm" style:keep-together="false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.3" style:family="table-row">
      <style:table-row-properties style:min-row-height="0.882cm" style:keep-together="false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5" style:family="table-row">
      <style:table-row-properties style:min-row-height="0.395cm" style:keep-together="false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7" style:family="table-row">
      <style:table-row-properties style:min-row-height="8.634cm" style:keep-together="false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8.454cm" fo:margin-left="0.019cm" fo:margin-right="-0.012cm" table:align="margins" style:writing-mode="lr-tb"/>
    </style:style>
    <style:style style:name="Table2.A" style:family="table-column">
      <style:table-column-properties style:column-width="18.454cm" style:rel-column-width="65535*"/>
    </style:style>
    <style:style style:name="Table2.1" style:family="table-row">
      <style:table-row-properties style:min-row-height="0.882cm" style:keep-together="false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8.269cm" style:keep-together="false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8.452cm" fo:margin-left="0.019cm" fo:margin-right="-0.011cm" table:align="margins" style:writing-mode="lr-tb"/>
    </style:style>
    <style:style style:name="Table3.A" style:family="table-column">
      <style:table-column-properties style:column-width="18.452cm" style:rel-column-width="65535*"/>
    </style:style>
    <style:style style:name="Table3.1" style:family="table-row">
      <style:table-row-properties style:min-row-height="0.882cm" style:keep-together="false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min-row-height="8.634cm" style:keep-together="false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8.646cm" fo:margin-left="0.019cm" fo:margin-right="-0.205cm" table:align="margins" style:writing-mode="lr-tb"/>
    </style:style>
    <style:style style:name="Table4.A" style:family="table-column">
      <style:table-column-properties style:column-width="4.918cm" style:rel-column-width="17284*"/>
    </style:style>
    <style:style style:name="Table4.B" style:family="table-column">
      <style:table-column-properties style:column-width="2.681cm" style:rel-column-width="9423*"/>
    </style:style>
    <style:style style:name="Table4.C" style:family="table-column">
      <style:table-column-properties style:column-width="10.888cm" style:rel-column-width="38269*"/>
    </style:style>
    <style:style style:name="Table4.D" style:family="table-column">
      <style:table-column-properties style:column-width="0.159cm" style:rel-column-width="559*"/>
    </style:style>
    <style:style style:name="Table4.1" style:family="table-row">
      <style:table-row-properties style:min-row-height="0.427cm"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4.2" style:family="table-row">
      <style:table-row-properties style:min-row-height="0.792cm" style:keep-together="false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D2" style:family="table-cell">
      <style:table-cell-properties fo:padding="0cm" fo:border-left="0.018cm solid #000000" fo:border-right="none" fo:border-top="none" fo:border-bottom="none"/>
    </style:style>
    <style:style style:name="Table4.3" style:family="table-row">
      <style:table-row-properties style:min-row-height="0.935cm" style:keep-together="false" fo:keep-together="always"/>
    </style:style>
    <style:style style:name="Table4.4" style:family="table-row">
      <style:table-row-properties style:min-row-height="0.423cm" style:keep-together="false" fo:keep-together="always"/>
    </style:style>
    <style:style style:name="Table4.8" style:family="table-row">
      <style:table-row-properties style:min-row-height="0.123cm" style:keep-together="false" fo:keep-together="always"/>
    </style:style>
    <style:style style:name="Table4.A10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style:font-name-complex="Helvetica"/>
    </style:style>
    <style:style style:name="P13" style:family="paragraph" style:parent-style-name="Heading_20_4">
      <style:text-properties style:font-name="Helvetica" style:font-name-complex="Helvetica"/>
    </style:style>
    <style:style style:name="P14" style:family="paragraph" style:parent-style-name="Heading_20_3">
      <style:paragraph-properties style:snap-to-layout-grid="false"/>
      <style:text-properties fo:font-weight="bold" style:font-weight-asian="bold"/>
    </style:style>
    <style:style style:name="P15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P16" style:family="paragraph" style:parent-style-name="Standard" style:list-style-name="L1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7" style:family="paragraph" style:parent-style-name="Standard" style:list-style-name="L2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8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9" style:family="paragraph" style:parent-style-name="Heading_20_1">
      <style:text-properties fo:font-weight="bold" style:font-weight-asian="bold"/>
    </style:style>
    <style:style style:name="P20" style:family="paragraph" style:parent-style-name="Heading_20_1">
      <style:paragraph-properties style:snap-to-layout-grid="false"/>
      <style:text-properties fo:font-weight="bold" style:font-weight-asian="bold"/>
    </style:style>
    <style:style style:name="P21" style:family="paragraph" style:parent-style-name="Heading_20_1">
      <style:text-properties style:font-name="Helvetica" style:font-name-complex="Helvetica"/>
    </style:style>
    <style:style style:name="P22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T1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8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2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0" text:outline-level="1"/>
          </table:table-cell>
          <table:table-cell table:style-name="Table1.A2" table:number-columns-spanned="2" office:value-type="string">
            <text:h text:style-name="P14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19" text:outline-level="1">Project</text:h>
          </table:table-cell>
          <table:table-cell table:style-name="Table1.A3" table:number-columns-spanned="3" office:value-type="string">
            <text:h text:style-name="P15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8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arko Brčić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01.12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6652850372731325027" text:style-name="L1">
              <text:list-item>
                <text:p text:style-name="P16">Finished parsing input files and pictures</text:p>
              </text:list-item>
              <text:list-item>
                <text:p text:style-name="P16">Finished other layers needed for the functionality of the parser, mainly parsed input files and raw data</text:p>
              </text:list-item>
              <text:list-item>
                <text:p text:style-name="P16">Class diagram</text:p>
              </text:list-item>
              <text:list-item>
                <text:p text:style-name="P16">Changes in the documentation</text:p>
                <text:p text:style-name="P16"/>
                <text:p text:style-name="P16"/>
                <text:p text:style-name="P1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1067464570545145183" text:style-name="L2">
              <text:list-item>
                <text:p text:style-name="P17">Testing part we don't have yet</text:p>
              </text:list-item>
              <text:list-item>
                <text:p text:style-name="P17">We have also problems with design</text:p>
                <text:p text:style-name="P17"/>
                <text:p text:style-name="P17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21409001" text:continue-numbering="true" text:style-name="L2">
              <text:list-item>
                <text:p text:style-name="P17">Working on calculated data</text:p>
              </text:list-item>
              <text:list-item>
                <text:p text:style-name="P17">Working on enabling the fetching of input files through FTP </text:p>
              </text:list-item>
              <text:list-item>
                <text:p text:style-name="P17">Working on scheduled tasks</text:p>
              </text:list-item>
              <text:list-item>
                <text:p text:style-name="P17"/>
                <text:p text:style-name="P17"/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13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1" text:outline-level="1">Monday</text:h>
          </table:table-cell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10">Meeting, Parser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>7:30</text:p>
          </table:table-cell>
          <table:table-cell table:style-name="Table4.A2" office:value-type="string">
            <text:p text:style-name="P10">Parser, DAO and other layer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>6:30</text:p>
          </table:table-cell>
          <table:table-cell table:style-name="Table4.A2" office:value-type="string">
            <text:p text:style-name="P10">Parser, Preparing the VM for presentation, Deploying the web applica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>3</text:p>
          </table:table-cell>
          <table:table-cell table:style-name="Table4.A2" office:value-type="string">
            <text:p text:style-name="P10">Presentation, Meeting, Parsing input files</text:p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>3</text:p>
          </table:table-cell>
          <table:table-cell table:style-name="Table4.A10" office:value-type="string">
            <text:p text:style-name="P10">Class diagram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2">24</text:p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arko Brčić</dc:creator>
    <dc:date>2013-12-02T01:25:48.75</dc:date>
    <meta:print-date>1998-10-09T11:53:00</meta:print-date>
    <meta:editing-cycles>25</meta:editing-cycles>
    <meta:editing-duration>PT1H59M48S</meta:editing-duration>
    <meta:generator>OpenOffice/4.0.1$Win32 OpenOffice.org_project/401m5$Build-9714</meta:generator>
    <meta:document-statistic meta:table-count="4" meta:image-count="3" meta:object-count="0" meta:page-count="2" meta:paragraph-count="45" meta:word-count="134" meta:character-count="773"/>
  </office:meta>
</office:document-meta>
</file>